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d8f9a"/>
    </style:style>
    <style:style style:name="T1" style:family="text">
      <style:text-properties officeooo:rsid="000d8f9a"/>
    </style:style>
    <style:style style:name="T2" style:family="text">
      <style:text-properties fo:font-weight="bold" officeooo:rsid="000d8f9a" style:font-weight-asian="bold" style:font-weight-complex="bold"/>
    </style:style>
    <style:style style:name="T3" style:family="text">
      <style:text-properties fo:font-weight="normal" officeooo:rsid="000d8f9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Разбор структуры файла БД Форварда.</text:span></text:p>
      <text:p text:style-name="P1"><text:span text:style-name="T1"/></text:p>
      <text:p text:style-name="P1"><text:span text:style-name="T1">Содержание файла RepData.ini:</text:span></text:p>
      <text:p text:style-name="P1"><text:span text:style-name="T1">[Fields]</text:span></text:p>
      <text:p text:style-name="P1"><text:span text:style-name="T1">Number=3</text:span></text:p>
      <text:p text:style-name="P1"><text:span text:style-name="T1"></text:span></text:p>
      <text:p text:style-name="P1"><text:span text:style-name="T1">[Field1]</text:span></text:p>
      <text:p text:style-name="P1"><text:span text:style-name="T1">Type=ftInteger</text:span></text:p>
      <text:p text:style-name="P1"><text:span text:style-name="T1">Name=Num</text:span></text:p>
      <text:p text:style-name="P1"><text:span text:style-name="T1"></text:span></text:p>
      <text:p text:style-name="P1"><text:span text:style-name="T1">[Field2]</text:span></text:p>
      <text:p text:style-name="P1"><text:span text:style-name="T1">Type=ftInteger</text:span></text:p>
      <text:p text:style-name="P1"><text:span text:style-name="T1">Name=UniNum</text:span></text:p>
      <text:p text:style-name="P1"><text:span text:style-name="T1"></text:span></text:p>
      <text:p text:style-name="P1"><text:span text:style-name="T1">[Field3]</text:span></text:p>
      <text:p text:style-name="P1"><text:span text:style-name="T1">Type=ftFloat</text:span></text:p>
      <text:p text:style-name="P1"><text:span text:style-name="T1">Name=Value</text:span></text:p>
      <text:p text:style-name="P1"><text:span text:style-name="T1"/></text:p>
      <text:p text:style-name="P1"><text:span text:style-name="T1">Данные файла </text:span><text:span text:style-name="T2">Repdata.dso</text:span><text:span text:style-name="T3">:</text:span></text:p>
      <text:p text:style-name="P1"><text:span text:style-name="T3"/></text:p>
      <text:p text:style-name="P1"><text:span text:style-name="T3">размер 111776 байт;</text:span></text:p>
      <text:p text:style-name="P1"><text:span text:style-name="T3">499 отчетов по 14 записей</text:span></text:p>
      <text:p text:style-name="P1"><text:span text:style-name="T3"/></text:p>
      <text:p text:style-name="P1"><text:span text:style-name="T3">111776/499=224 байт на отчет</text:span></text:p>
      <text:p text:style-name="P1"><text:span text:style-name="T3">224 байт / 14 полей = 16 байт на одно поле</text:span></text:p>
      <text:p text:style-name="P1"><text:span text:style-name="T3">4 байт ftInteger Num;</text:span></text:p>
      <text:p text:style-name="P1"><text:span text:style-name="T3">4 байт ftInteger UniNum</text:span></text:p>
      <text:p text:style-name="P1"><text:span text:style-name="T3">8 байт ftFloat Val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mshp </meta:initial-creator>
    <meta:creation-date>2010-10-27T11:35:44</meta:creation-date>
    <meta:document-statistic meta:table-count="0" meta:image-count="0" meta:object-count="0" meta:page-count="1" meta:paragraph-count="24" meta:word-count="57" meta:character-count="389"/>
    <dc:date>2010-10-27T13:10:42</dc:date>
    <dc:creator>imshp </dc:creator>
    <meta:editing-duration>PT01H19M47S</meta:editing-duration>
    <meta:editing-cycles>1</meta:editing-cycles>
    <meta:generator>OpenOffice.org/3.2$Linux OpenOffice.org_project/320m19$Build-9505</meta:generator>
  </office:meta>
</office:document-meta>
</file>